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order-bottom="none" style:text-align-source="fix" style:repeat-content="false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6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>
      <style:table-cell-properties fo:border-bottom="0.002cm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36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 style:data-style-name="N107">
      <style:table-cell-properties fo:border-bottom="none" style:text-align-source="fix" style:repeat-content="false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7"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7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7">
      <style:table-cell-properties fo:border-bottom="0.002cm solid #000000" fo:background-color="#c0c0c0" fo:border-left="none" fo:border-right="none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7">
      <style:table-cell-properties fo:background-color="#c0c0c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7">
      <style:table-cell-properties fo:border-bottom="0.002cm solid #000000" fo:background-color="#c0c0c0" fo:border-left="none" fo:border-right="none" fo:border-top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7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7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7">
      <style:table-cell-properties fo:border-bottom="0.002cm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07">
      <style:table-cell-properties fo:border-bottom="none" fo:background-color="#c0c0c0" fo:border-left="none" fo:border-right="none" fo:border-top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7">
      <style:table-cell-properties fo:border-bottom="0.002cm solid #000000" fo:background-color="#c0c0c0" fo:border-left="none" fo:border-right="none" fo:border-top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7">
      <style:table-cell-properties fo:border-bottom="none" fo:background-color="#c0c0c0" fo:border-left="none" fo:border-right="none" fo:border-top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>
      <style:text-properties style:font-name="Arial" fo:font-size="10pt" style:font-size-asian="10pt" style:font-size-complex="10pt"/>
    </style:style>
    <style:style style:name="ce33" style:family="table-cell" style:parent-style-name="Default" style:data-style-name="N11">
      <style:text-properties style:font-name="Arial" fo:font-size="10pt" style:font-size-asian="10pt" style:font-size-complex="10pt"/>
    </style:style>
    <style:style style:name="ce34" style:family="table-cell" style:parent-style-name="Default" style:data-style-name="N107"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3" table:default-cell-style-name="ce14"/>
        <table:table-column table:style-name="co2" table:number-columns-repeated="1023" table:default-cell-style-name="ce14"/>
        <table:table-row table:style-name="ro1">
          <table:table-cell table:style-name="ce1" office:value-type="string" table:number-columns-spanned="5" table:number-rows-spanned="1">
            <text:p>La société MARTIN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table:number-columns-spanned="5" table:number-rows-spanned="1">
            <text:p>Chiffre d'affaires en Euros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style-name="ce3" table:number-columns-repeated="5"/>
          <table:table-cell table:style-name="ce30" table:number-columns-repeated="2"/>
          <table:table-cell table:number-columns-repeated="1017"/>
        </table:table-row>
        <table:table-row table:style-name="ro1">
          <table:table-cell table:style-name="ce3" office:value-type="string" table:number-columns-spanned="5" table:number-rows-spanned="1">
            <text:p>Montants Hors taxe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>
            <text:p>Date</text:p>
          </table:table-cell>
          <table:table-cell table:style-name="ce3" office:value-type="string">
            <text:p>MARTIN</text:p>
          </table:table-cell>
          <table:table-cell table:style-name="ce3" office:value-type="string">
            <text:p>ROGER</text:p>
          </table:table-cell>
          <table:table-cell table:style-name="ce3" office:value-type="string">
            <text:p>LEDOUX</text:p>
          </table:table-cell>
          <table:table-cell table:style-name="ce3" office:value-type="string">
            <text:p>Total</text:p>
          </table:table-cell>
          <table:table-cell table:style-name="ce3"/>
          <table:table-cell table:style-name="ce31"/>
          <table:table-cell table:number-columns-repeated="1017"/>
        </table:table-row>
        <table:table-row table:style-name="ro1">
          <table:table-cell table:style-name="ce4" office:value-type="date" office:date-value="2010-10-01">
            <text:p>01/10/2010</text:p>
          </table:table-cell>
          <table:table-cell table:style-name="ce15" office:value-type="currency" office:currency="EUR" office:value="1000">
            <text:p>1 000,00 €</text:p>
          </table:table-cell>
          <table:table-cell table:style-name="ce15" office:value-type="currency" office:currency="EUR" office:value="800">
            <text:p>800,00 €</text:p>
          </table:table-cell>
          <table:table-cell table:style-name="ce24"/>
          <table:table-cell table:style-name="ce27" table:formula="of:=SUM([.B7:.D7])" office:value-type="currency" office:currency="EUR" office:value="1800">
            <text:p>1 800,00 €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office:value-type="date" office:date-value="2010-10-02">
            <text:p>02/10/2010</text:p>
          </table:table-cell>
          <table:table-cell table:style-name="ce16"/>
          <table:table-cell table:style-name="ce17" office:value-type="currency" office:currency="EUR" office:value="900">
            <text:p>900,00 €</text:p>
          </table:table-cell>
          <table:table-cell table:style-name="ce17" office:value-type="currency" office:currency="EUR" office:value="450">
            <text:p>450,00 €</text:p>
          </table:table-cell>
          <table:table-cell table:style-name="ce27" table:formula="of:=SUM([.B8:.D8])" office:value-type="currency" office:currency="EUR" office:value="1350">
            <text:p>1 350,00 €</text:p>
          </table:table-cell>
          <table:table-cell table:style-name="ce10" table:number-columns-repeated="2"/>
          <table:table-cell table:style-name="ce32"/>
          <table:table-cell table:number-columns-repeated="1016"/>
        </table:table-row>
        <table:table-row table:style-name="ro1">
          <table:table-cell table:style-name="ce5" office:value-type="date" office:date-value="2010-10-07">
            <text:p>07/10/2010</text:p>
          </table:table-cell>
          <table:table-cell table:number-columns-repeated="2" table:style-name="ce16"/>
          <table:table-cell table:style-name="ce17" office:value-type="currency" office:currency="EUR" office:value="512.58">
            <text:p>512,58 €</text:p>
          </table:table-cell>
          <table:table-cell table:style-name="ce27" table:formula="of:=SUM([.B9:.D9])" office:value-type="currency" office:currency="EUR" office:value="512.58">
            <text:p>512,58 €</text:p>
          </table:table-cell>
          <table:table-cell table:style-name="ce10" table:number-columns-repeated="2"/>
          <table:table-cell table:style-name="ce33"/>
          <table:table-cell table:number-columns-repeated="1016"/>
        </table:table-row>
        <table:table-row table:style-name="ro1">
          <table:table-cell table:style-name="ce5" office:value-type="date" office:date-value="2010-10-08">
            <text:p>08/10/2010</text:p>
          </table:table-cell>
          <table:table-cell table:style-name="ce17" office:value-type="currency" office:currency="EUR" office:value="1210.13">
            <text:p>1 210,13 €</text:p>
          </table:table-cell>
          <table:table-cell table:style-name="ce17" office:value-type="currency" office:currency="EUR" office:value="125.87">
            <text:p>125,87 €</text:p>
          </table:table-cell>
          <table:table-cell table:style-name="ce16"/>
          <table:table-cell table:style-name="ce27" table:formula="of:=SUM([.B10:.D10])" office:value-type="currency" office:currency="EUR" office:value="1336">
            <text:p>1 336,00 €</text:p>
          </table:table-cell>
          <table:table-cell table:style-name="ce10" table:number-columns-repeated="2"/>
          <table:table-cell table:style-name="ce34"/>
          <table:table-cell table:number-columns-repeated="1016"/>
        </table:table-row>
        <table:table-row table:style-name="ro1">
          <table:table-cell table:style-name="ce5" office:value-type="date" office:date-value="2010-10-09">
            <text:p>09/10/2010</text:p>
          </table:table-cell>
          <table:table-cell table:number-columns-repeated="2" table:style-name="ce16"/>
          <table:table-cell table:style-name="ce17" office:value-type="currency" office:currency="EUR" office:value="5412.15">
            <text:p>5 412,15 €</text:p>
          </table:table-cell>
          <table:table-cell table:style-name="ce27" table:formula="of:=SUM([.B11:.D11])" office:value-type="currency" office:currency="EUR" office:value="5412.15">
            <text:p>5 412,15 €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5" office:value-type="date" office:date-value="2010-10-14">
            <text:p>14/10/2010</text:p>
          </table:table-cell>
          <table:table-cell table:style-name="ce17" office:value-type="currency" office:currency="EUR" office:value="215.15">
            <text:p>215,15 €</text:p>
          </table:table-cell>
          <table:table-cell table:number-columns-repeated="2" table:style-name="ce16"/>
          <table:table-cell table:style-name="ce27" table:formula="of:=SUM([.B12:.D12])" office:value-type="currency" office:currency="EUR" office:value="215.15">
            <text:p>215,15 €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5" office:value-type="date" office:date-value="2010-10-15">
            <text:p>15/10/2010</text:p>
          </table:table-cell>
          <table:table-cell table:style-name="ce17" office:value-type="currency" office:currency="EUR" office:value="210.89">
            <text:p>210,89 €</text:p>
          </table:table-cell>
          <table:table-cell table:number-columns-repeated="2" table:style-name="ce16"/>
          <table:table-cell table:style-name="ce27" table:formula="of:=SUM([.B13:.D13])" office:value-type="currency" office:currency="EUR" office:value="210.89">
            <text:p>210,89 €</text:p>
          </table:table-cell>
          <table:table-cell table:style-name="ce10" table:number-columns-repeated="2"/>
          <table:table-cell table:style-name="ce34"/>
          <table:table-cell table:number-columns-repeated="1016"/>
        </table:table-row>
        <table:table-row table:style-name="ro1">
          <table:table-cell table:style-name="ce5" office:value-type="date" office:date-value="2010-10-16">
            <text:p>16/10/2010</text:p>
          </table:table-cell>
          <table:table-cell table:style-name="ce16"/>
          <table:table-cell table:style-name="ce17" office:value-type="currency" office:currency="EUR" office:value="896.78">
            <text:p>896,78 €</text:p>
          </table:table-cell>
          <table:table-cell table:style-name="ce16"/>
          <table:table-cell table:style-name="ce27" table:formula="of:=SUM([.B14:.D14])" office:value-type="currency" office:currency="EUR" office:value="896.78">
            <text:p>896,78 €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5" office:value-type="date" office:date-value="2010-10-20">
            <text:p>20/10/2010</text:p>
          </table:table-cell>
          <table:table-cell table:style-name="ce16"/>
          <table:table-cell table:style-name="ce17" office:value-type="currency" office:currency="EUR" office:value="547.12">
            <text:p>547,12 €</text:p>
          </table:table-cell>
          <table:table-cell table:style-name="ce16"/>
          <table:table-cell table:style-name="ce27" table:formula="of:=SUM([.B15:.D15])" office:value-type="currency" office:currency="EUR" office:value="547.12">
            <text:p>547,12 €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6" office:value-type="date" office:date-value="2010-10-21">
            <text:p>21/10/2010</text:p>
          </table:table-cell>
          <table:table-cell table:style-name="ce18"/>
          <table:table-cell table:style-name="ce23"/>
          <table:table-cell table:style-name="ce25" office:value-type="currency" office:currency="EUR" office:value="549.58">
            <text:p>549,58 €</text:p>
          </table:table-cell>
          <table:table-cell table:style-name="ce27" table:formula="of:=SUM([.B16:.D16])" office:value-type="currency" office:currency="EUR" office:value="549.58">
            <text:p>549,58 €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7" office:value-type="string">
            <text:p>Total HT</text:p>
          </table:table-cell>
          <table:table-cell table:style-name="ce19" table:formula="of:=SUM([.B7:.B16])" office:value-type="currency" office:currency="EUR" office:value="2636.17">
            <text:p>2 636,17 €</text:p>
          </table:table-cell>
          <table:table-cell table:style-name="ce19" table:formula="of:=SUM([.C7:.C16])" office:value-type="currency" office:currency="EUR" office:value="3269.77">
            <text:p>3 269,77 €</text:p>
          </table:table-cell>
          <table:table-cell table:style-name="ce19" table:formula="of:=SUM([.D7:.D16])" office:value-type="currency" office:currency="EUR" office:value="6924.31">
            <text:p>6 924,31 €</text:p>
          </table:table-cell>
          <table:table-cell table:style-name="ce28" table:formula="of:=SUM([.B17:.D17])" office:value-type="currency" office:currency="EUR" office:value="12830.25">
            <text:p>12 830,25 €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7" office:value-type="string">
            <text:p>Minimum HT</text:p>
          </table:table-cell>
          <table:table-cell table:style-name="ce19" table:formula="of:=MIN([.B7:.B16])" office:value-type="currency" office:currency="EUR" office:value="210.89">
            <text:p>210,89 €</text:p>
          </table:table-cell>
          <table:table-cell table:style-name="ce19" table:formula="of:=MIN([.C7:.C16])" office:value-type="currency" office:currency="EUR" office:value="125.87">
            <text:p>125,87 €</text:p>
          </table:table-cell>
          <table:table-cell table:style-name="ce19" table:formula="of:=MIN([.D7:.D16])" office:value-type="currency" office:currency="EUR" office:value="450">
            <text:p>450,00 €</text:p>
          </table:table-cell>
          <table:table-cell table:style-name="ce19" table:formula="of:=MIN([.E7:.E16])" office:value-type="currency" office:currency="EUR" office:value="210.89">
            <text:p>210,89 €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7" office:value-type="string">
            <text:p>Maximum HT</text:p>
          </table:table-cell>
          <table:table-cell table:style-name="ce19" table:formula="of:=MAX([.B7:.B16])" office:value-type="currency" office:currency="EUR" office:value="1210.13">
            <text:p>1 210,13 €</text:p>
          </table:table-cell>
          <table:table-cell table:style-name="ce19" table:formula="of:=MAX([.C7:.C16])" office:value-type="currency" office:currency="EUR" office:value="900">
            <text:p>900,00 €</text:p>
          </table:table-cell>
          <table:table-cell table:style-name="ce19" table:formula="of:=MAX([.D7:.D16])" office:value-type="currency" office:currency="EUR" office:value="5412.15">
            <text:p>5 412,15 €</text:p>
          </table:table-cell>
          <table:table-cell table:style-name="ce19" table:formula="of:=MAX([.E7:.E16])" office:value-type="currency" office:currency="EUR" office:value="5412.15">
            <text:p>5 412,15 €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7" office:value-type="string">
            <text:p>Moyenne HT</text:p>
          </table:table-cell>
          <table:table-cell table:style-name="ce19" table:formula="of:=AVERAGE([.B6:.B16])" office:value-type="currency" office:currency="EUR" office:value="659.0425">
            <text:p>659,04 €</text:p>
          </table:table-cell>
          <table:table-cell table:style-name="ce19" table:formula="of:=AVERAGE([.C6:.C16])" office:value-type="currency" office:currency="EUR" office:value="653.954">
            <text:p>653,95 €</text:p>
          </table:table-cell>
          <table:table-cell table:style-name="ce19" table:formula="of:=AVERAGE([.D6:.D16])" office:value-type="currency" office:currency="EUR" office:value="1731.0775">
            <text:p>1 731,08 €</text:p>
          </table:table-cell>
          <table:table-cell table:style-name="ce19" table:formula="of:=AVERAGE([.E6:.E16])" office:value-type="currency" office:currency="EUR" office:value="1283.025">
            <text:p>1 283,03 €</text:p>
          </table:table-cell>
          <table:table-cell table:style-name="ce8" table:number-columns-repeated="2"/>
          <table:table-cell table:number-columns-repeated="1017"/>
        </table:table-row>
        <table:table-row table:style-name="ro1" table:number-rows-repeated="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9" office:value-type="string" table:number-columns-spanned="5" table:number-rows-spanned="1">
            <text:p>Montants TTC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" office:value-type="string">
            <text:p>Taux TVA</text:p>
          </table:table-cell>
          <table:table-cell table:style-name="ce20" office:value-type="percentage" office:value="0.196">
            <text:p>19,60%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table-cell table:style-name="ce11" table:number-columns-repeated="7"/>
          <table:table-cell table:number-columns-repeated="1017"/>
        </table:table-row>
        <table:table-row table:style-name="ro1">
          <table:table-cell table:style-name="ce12" office:value-type="string">
            <text:p>Date</text:p>
          </table:table-cell>
          <table:table-cell table:style-name="ce12" office:value-type="string">
            <text:p>MARTIN</text:p>
          </table:table-cell>
          <table:table-cell table:style-name="ce12" office:value-type="string">
            <text:p>ROGER</text:p>
          </table:table-cell>
          <table:table-cell table:style-name="ce26" office:value-type="string">
            <text:p>LEDOUX</text:p>
          </table:table-cell>
          <table:table-cell table:style-name="ce26" office:value-type="string">
            <text:p>Total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3" office:value-type="date" office:date-value="2010-10-01">
            <text:p>01/10/2010</text:p>
          </table:table-cell>
          <table:table-cell table:style-name="ce21" table:formula="of:=[.B7]*[.$B$24]+[.B7]" office:value-type="currency" office:currency="EUR" office:value="1196">
            <text:p>1 196,00 €</text:p>
          </table:table-cell>
          <table:table-cell table:style-name="ce21" table:formula="of:=[.C7]*[.$B$24]+[.C7]" office:value-type="currency" office:currency="EUR" office:value="956.8">
            <text:p>956,80 €</text:p>
          </table:table-cell>
          <table:table-cell table:style-name="ce21" table:formula="of:=[.D7]*[.$B$24]+[.D7]" office:value-type="currency" office:currency="EUR" office:value="0">
            <text:p>0,00 €</text:p>
          </table:table-cell>
          <table:table-cell table:style-name="ce29" table:formula="of:=IF([.E7]&lt;&gt;&quot;&quot;;[.E7]*(1+[.$B$24]);&quot;&quot;)" office:value-type="currency" office:currency="EUR" office:value="2152.8">
            <text:p>2 152,80 €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office:value-type="date" office:date-value="2010-10-02">
            <text:p>02/10/2010</text:p>
          </table:table-cell>
          <table:table-cell table:style-name="ce21" table:formula="of:=[.B8]*[.$B$24]+[.B8]" office:value-type="currency" office:currency="EUR" office:value="0">
            <text:p>0,00 €</text:p>
          </table:table-cell>
          <table:table-cell table:style-name="ce21" table:formula="of:=[.C8]*[.$B$24]+[.C8]" office:value-type="currency" office:currency="EUR" office:value="1076.4">
            <text:p>1 076,40 €</text:p>
          </table:table-cell>
          <table:table-cell table:style-name="ce21" table:formula="of:=[.D8]*[.$B$24]+[.D8]" office:value-type="currency" office:currency="EUR" office:value="538.2">
            <text:p>538,20 €</text:p>
          </table:table-cell>
          <table:table-cell table:style-name="ce22" table:formula="of:=IF([.E8]&lt;&gt;&quot;&quot;;[.E8]*(1+[.$B$24]);&quot;&quot;)" office:value-type="currency" office:currency="EUR" office:value="1614.6">
            <text:p>1 614,60 €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office:value-type="date" office:date-value="2010-10-07">
            <text:p>07/10/2010</text:p>
          </table:table-cell>
          <table:table-cell table:style-name="ce21" table:formula="of:=[.B9]*[.$B$24]+[.B9]" office:value-type="currency" office:currency="EUR" office:value="0">
            <text:p>0,00 €</text:p>
          </table:table-cell>
          <table:table-cell table:style-name="ce21" table:formula="of:=[.C9]*[.$B$24]+[.C9]" office:value-type="currency" office:currency="EUR" office:value="0">
            <text:p>0,00 €</text:p>
          </table:table-cell>
          <table:table-cell table:style-name="ce21" table:formula="of:=[.D9]*[.$B$24]+[.D9]" office:value-type="currency" office:currency="EUR" office:value="613.04568">
            <text:p>613,05 €</text:p>
          </table:table-cell>
          <table:table-cell table:style-name="ce21" table:formula="of:=IF([.E9]&lt;&gt;&quot;&quot;;[.E9]*(1+[.$B$24]);&quot;&quot;)" office:value-type="currency" office:currency="EUR" office:value="613.04568">
            <text:p>613,05 €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office:value-type="date" office:date-value="2010-10-08">
            <text:p>08/10/2010</text:p>
          </table:table-cell>
          <table:table-cell table:style-name="ce21" table:formula="of:=[.B10]*[.$B$24]+[.B10]" office:value-type="currency" office:currency="EUR" office:value="1447.31548">
            <text:p>1 447,32 €</text:p>
          </table:table-cell>
          <table:table-cell table:style-name="ce21" table:formula="of:=[.C10]*[.$B$24]+[.C10]" office:value-type="currency" office:currency="EUR" office:value="150.54052">
            <text:p>150,54 €</text:p>
          </table:table-cell>
          <table:table-cell table:style-name="ce21" table:formula="of:=[.D10]*[.$B$24]+[.D10]" office:value-type="currency" office:currency="EUR" office:value="0">
            <text:p>0,00 €</text:p>
          </table:table-cell>
          <table:table-cell table:style-name="ce22" table:formula="of:=IF([.E10]&lt;&gt;&quot;&quot;;[.E10]*(1+[.$B$24]);&quot;&quot;)" office:value-type="currency" office:currency="EUR" office:value="1597.856">
            <text:p>1 597,86 €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office:value-type="date" office:date-value="2010-10-09">
            <text:p>09/10/2010</text:p>
          </table:table-cell>
          <table:table-cell table:style-name="ce21" table:formula="of:=[.B11]*[.$B$24]+[.B11]" office:value-type="currency" office:currency="EUR" office:value="0">
            <text:p>0,00 €</text:p>
          </table:table-cell>
          <table:table-cell table:style-name="ce21" table:formula="of:=[.C11]*[.$B$24]+[.C11]" office:value-type="currency" office:currency="EUR" office:value="0">
            <text:p>0,00 €</text:p>
          </table:table-cell>
          <table:table-cell table:style-name="ce21" table:formula="of:=[.D11]*[.$B$24]+[.D11]" office:value-type="currency" office:currency="EUR" office:value="6472.9314">
            <text:p>6 472,93 €</text:p>
          </table:table-cell>
          <table:table-cell table:style-name="ce21" table:formula="of:=IF([.E11]&lt;&gt;&quot;&quot;;[.E11]*(1+[.$B$24]);&quot;&quot;)" office:value-type="currency" office:currency="EUR" office:value="6472.9314">
            <text:p>6 472,93 €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office:value-type="date" office:date-value="2010-10-14">
            <text:p>14/10/2010</text:p>
          </table:table-cell>
          <table:table-cell table:style-name="ce21" table:formula="of:=[.B12]*[.$B$24]+[.B12]" office:value-type="currency" office:currency="EUR" office:value="257.3194">
            <text:p>257,32 €</text:p>
          </table:table-cell>
          <table:table-cell table:style-name="ce21" table:formula="of:=[.C12]*[.$B$24]+[.C12]" office:value-type="currency" office:currency="EUR" office:value="0">
            <text:p>0,00 €</text:p>
          </table:table-cell>
          <table:table-cell table:style-name="ce21" table:formula="of:=[.D12]*[.$B$24]+[.D12]" office:value-type="currency" office:currency="EUR" office:value="0">
            <text:p>0,00 €</text:p>
          </table:table-cell>
          <table:table-cell table:style-name="ce22" table:formula="of:=IF([.E12]&lt;&gt;&quot;&quot;;[.E12]*(1+[.$B$24]);&quot;&quot;)" office:value-type="currency" office:currency="EUR" office:value="257.3194">
            <text:p>257,32 €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office:value-type="date" office:date-value="2010-10-15">
            <text:p>15/10/2010</text:p>
          </table:table-cell>
          <table:table-cell table:style-name="ce21" table:formula="of:=[.B13]*[.$B$24]+[.B13]" office:value-type="currency" office:currency="EUR" office:value="252.22444">
            <text:p>252,22 €</text:p>
          </table:table-cell>
          <table:table-cell table:style-name="ce21" table:formula="of:=[.C13]*[.$B$24]+[.C13]" office:value-type="currency" office:currency="EUR" office:value="0">
            <text:p>0,00 €</text:p>
          </table:table-cell>
          <table:table-cell table:style-name="ce21" table:formula="of:=[.D13]*[.$B$24]+[.D13]" office:value-type="currency" office:currency="EUR" office:value="0">
            <text:p>0,00 €</text:p>
          </table:table-cell>
          <table:table-cell table:style-name="ce21" table:formula="of:=IF([.E13]&lt;&gt;&quot;&quot;;[.E13]*(1+[.$B$24]);&quot;&quot;)" office:value-type="currency" office:currency="EUR" office:value="252.22444">
            <text:p>252,22 €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office:value-type="date" office:date-value="2010-10-16">
            <text:p>16/10/2010</text:p>
          </table:table-cell>
          <table:table-cell table:style-name="ce21" table:formula="of:=[.B14]*[.$B$24]+[.B14]" office:value-type="currency" office:currency="EUR" office:value="0">
            <text:p>0,00 €</text:p>
          </table:table-cell>
          <table:table-cell table:style-name="ce21" table:formula="of:=[.C14]*[.$B$24]+[.C14]" office:value-type="currency" office:currency="EUR" office:value="1072.54888">
            <text:p>1 072,55 €</text:p>
          </table:table-cell>
          <table:table-cell table:style-name="ce21" table:formula="of:=[.D14]*[.$B$24]+[.D14]" office:value-type="currency" office:currency="EUR" office:value="0">
            <text:p>0,00 €</text:p>
          </table:table-cell>
          <table:table-cell table:style-name="ce22" table:formula="of:=IF([.E14]&lt;&gt;&quot;&quot;;[.E14]*(1+[.$B$24]);&quot;&quot;)" office:value-type="currency" office:currency="EUR" office:value="1072.54888">
            <text:p>1 072,55 €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office:value-type="date" office:date-value="2010-10-20">
            <text:p>20/10/2010</text:p>
          </table:table-cell>
          <table:table-cell table:style-name="ce21" table:formula="of:=[.B15]*[.$B$24]+[.B15]" office:value-type="currency" office:currency="EUR" office:value="0">
            <text:p>0,00 €</text:p>
          </table:table-cell>
          <table:table-cell table:style-name="ce21" table:formula="of:=[.C15]*[.$B$24]+[.C15]" office:value-type="currency" office:currency="EUR" office:value="654.35552">
            <text:p>654,36 €</text:p>
          </table:table-cell>
          <table:table-cell table:style-name="ce21" table:formula="of:=[.D15]*[.$B$24]+[.D15]" office:value-type="currency" office:currency="EUR" office:value="0">
            <text:p>0,00 €</text:p>
          </table:table-cell>
          <table:table-cell table:style-name="ce21" table:formula="of:=IF([.E15]&lt;&gt;&quot;&quot;;[.E15]*(1+[.$B$24]);&quot;&quot;)" office:value-type="currency" office:currency="EUR" office:value="654.35552">
            <text:p>654,36 €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6" office:value-type="date" office:date-value="2010-10-21">
            <text:p>21/10/2010</text:p>
          </table:table-cell>
          <table:table-cell table:style-name="ce21" table:formula="of:=[.B16]*[.$B$24]+[.B16]" office:value-type="currency" office:currency="EUR" office:value="0">
            <text:p>0,00 €</text:p>
          </table:table-cell>
          <table:table-cell table:style-name="ce21" table:formula="of:=[.C16]*[.$B$24]+[.C16]" office:value-type="currency" office:currency="EUR" office:value="0">
            <text:p>0,00 €</text:p>
          </table:table-cell>
          <table:table-cell table:style-name="ce21" table:formula="of:=[.D16]*[.$B$24]+[.D16]" office:value-type="currency" office:currency="EUR" office:value="657.29768">
            <text:p>657,30 €</text:p>
          </table:table-cell>
          <table:table-cell table:style-name="ce22" table:formula="of:=IF([.E16]&lt;&gt;&quot;&quot;;[.E16]*(1+[.$B$24]);&quot;&quot;)" office:value-type="currency" office:currency="EUR" office:value="657.29768">
            <text:p>657,30 €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7" office:value-type="string">
            <text:p>Total TTC</text:p>
          </table:table-cell>
          <table:table-cell table:style-name="ce22" table:formula="of:=IF([.B17]&lt;&gt;&quot;&quot;;[.B17]*(1+[.$B$24]);&quot;&quot;)" office:value-type="currency" office:currency="EUR" office:value="3152.85932">
            <text:p>3 152,86 €</text:p>
          </table:table-cell>
          <table:table-cell table:style-name="ce22" table:formula="of:=IF([.C17]&lt;&gt;&quot;&quot;;[.C17]*(1+[.$B$24]);&quot;&quot;)" office:value-type="currency" office:currency="EUR" office:value="3910.64492">
            <text:p>3 910,64 €</text:p>
          </table:table-cell>
          <table:table-cell table:style-name="ce22" table:formula="of:=IF([.D17]&lt;&gt;&quot;&quot;;[.D17]*(1+[.$B$24]);&quot;&quot;)" office:value-type="currency" office:currency="EUR" office:value="8281.47476">
            <text:p>8 281,47 €</text:p>
          </table:table-cell>
          <table:table-cell table:style-name="ce22" table:formula="of:=IF([.E17]&lt;&gt;&quot;&quot;;[.E17]*(1+[.$B$24]);&quot;&quot;)" office:value-type="currency" office:currency="EUR" office:value="15344.979">
            <text:p>15 344,98 €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7" office:value-type="string">
            <text:p>Minimum TTC</text:p>
          </table:table-cell>
          <table:table-cell table:style-name="ce21" table:formula="of:=IF([.B18]&lt;&gt;&quot;&quot;;[.B18]*(1+[.$B$24]);&quot;&quot;)" office:value-type="currency" office:currency="EUR" office:value="252.22444">
            <text:p>252,22 €</text:p>
          </table:table-cell>
          <table:table-cell table:style-name="ce21" table:formula="of:=IF([.C18]&lt;&gt;&quot;&quot;;[.C18]*(1+[.$B$24]);&quot;&quot;)" office:value-type="currency" office:currency="EUR" office:value="150.54052">
            <text:p>150,54 €</text:p>
          </table:table-cell>
          <table:table-cell table:style-name="ce21" table:formula="of:=IF([.D18]&lt;&gt;&quot;&quot;;[.D18]*(1+[.$B$24]);&quot;&quot;)" office:value-type="currency" office:currency="EUR" office:value="538.2">
            <text:p>538,20 €</text:p>
          </table:table-cell>
          <table:table-cell table:style-name="ce21" table:formula="of:=IF([.E18]&lt;&gt;&quot;&quot;;[.E18]*(1+[.$B$24]);&quot;&quot;)" office:value-type="currency" office:currency="EUR" office:value="252.22444">
            <text:p>252,22 €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7" office:value-type="string">
            <text:p>Maximum TTC</text:p>
          </table:table-cell>
          <table:table-cell table:style-name="ce22" table:formula="of:=IF([.B19]&lt;&gt;&quot;&quot;;[.B19]*(1+[.$B$24]);&quot;&quot;)" office:value-type="currency" office:currency="EUR" office:value="1447.31548">
            <text:p>1 447,32 €</text:p>
          </table:table-cell>
          <table:table-cell table:style-name="ce22" table:formula="of:=IF([.C19]&lt;&gt;&quot;&quot;;[.C19]*(1+[.$B$24]);&quot;&quot;)" office:value-type="currency" office:currency="EUR" office:value="1076.4">
            <text:p>1 076,40 €</text:p>
          </table:table-cell>
          <table:table-cell table:style-name="ce22" table:formula="of:=IF([.D19]&lt;&gt;&quot;&quot;;[.D19]*(1+[.$B$24]);&quot;&quot;)" office:value-type="currency" office:currency="EUR" office:value="6472.9314">
            <text:p>6 472,93 €</text:p>
          </table:table-cell>
          <table:table-cell table:style-name="ce22" table:formula="of:=IF([.E19]&lt;&gt;&quot;&quot;;[.E19]*(1+[.$B$24]);&quot;&quot;)" office:value-type="currency" office:currency="EUR" office:value="6472.9314">
            <text:p>6 472,93 €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7" office:value-type="string">
            <text:p>Moyenne TTC</text:p>
          </table:table-cell>
          <table:table-cell table:style-name="ce19" table:formula="of:=IF([.B20]&lt;&gt;&quot;&quot;;[.B20]*(1+[.$B$24]);&quot;&quot;)" office:value-type="currency" office:currency="EUR" office:value="788.21483">
            <text:p>788,21 €</text:p>
          </table:table-cell>
          <table:table-cell table:style-name="ce19" table:formula="of:=IF([.C20]&lt;&gt;&quot;&quot;;[.C20]*(1+[.$B$24]);&quot;&quot;)" office:value-type="currency" office:currency="EUR" office:value="782.128984">
            <text:p>782,13 €</text:p>
          </table:table-cell>
          <table:table-cell table:style-name="ce19" table:formula="of:=IF([.D20]&lt;&gt;&quot;&quot;;[.D20]*(1+[.$B$24]);&quot;&quot;)" office:value-type="currency" office:currency="EUR" office:value="2070.36869">
            <text:p>2 070,37 €</text:p>
          </table:table-cell>
          <table:table-cell table:style-name="ce19" table:formula="of:=IF([.E20]&lt;&gt;&quot;&quot;;[.E20]*(1+[.$B$24]);&quot;&quot;)" office:value-type="currency" office:currency="EUR" office:value="1534.4979">
            <text:p>1 534,50 €</text:p>
          </table:table-cell>
          <table:table-cell table:style-name="ce8" table:number-columns-repeated="2"/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15/10/2015</text:date>, <text:time>11:5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2T18:26:22.24</meta:creation-date>
    <dc:date>2015-10-15T11:59:44.21</dc:date>
    <meta:editing-duration>PT3H23M33S</meta:editing-duration>
    <meta:editing-cycles>9</meta:editing-cycles>
    <meta:generator>OpenOffice/4.1.1$Win32 OpenOffice.org_project/411m6$Build-9775</meta:generator>
    <dc:creator>Tomas Lutau</dc:creator>
    <meta:document-statistic meta:table-count="3" meta:cell-count="156" meta:object-count="0"/>
  </office:meta>
</office:document-meta>
</file>